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1.528cm" fo:min-width="5.723cm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Monaco" fo:font-size="24pt" style:font-size-asian="24pt" style:font-size-complex="24pt"/>
    </style:style>
    <style:style style:name="P2" style:family="paragraph">
      <loext:graphic-properties draw:fill-color="#ffff00"/>
      <style:paragraph-properties fo:text-align="center"/>
      <style:text-properties style:font-name="Monaco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Monaco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223cm" svg:height="1.778cm" svg:x="3.794cm" svg:y="4.175cm">
          <text:p text:style-name="P1"><text:span text:style-name="T1">Schem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223cm" svg:height="1.778cm" svg:x="11.794cm" svg:y="4.175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223cm" svg:height="1.778cm" svg:x="19.794cm" svg:y="4.175cm">
          <text:p text:style-name="P1"><text:span text:style-name="T1">Documen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017cm" svg:y1="5.064cm" svg:x2="11.794cm" svg:y2="5.064cm" draw:start-shape="id1" draw:start-glue-point="1" draw:end-shape="id2" svg:d="M10017 5064h1777" svg:viewBox="0 0 1778 1">
          <text:p/>
        </draw:connector>
        <draw:connector draw:style-name="gr2" draw:text-style-name="P3" draw:layer="layout" svg:x1="18.017cm" svg:y1="5.064cm" svg:x2="19.794cm" svg:y2="5.064cm" draw:start-shape="id2" draw:start-glue-point="1" draw:end-shape="id3" svg:d="M18017 5064h1777" svg:viewBox="0 0 1778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1:44:00.407833000</meta:creation-date>
    <dc:date>2017-02-16T13:12:44.029653000</dc:date>
    <meta:editing-duration>PT1H5M</meta:editing-duration>
    <meta:editing-cycles>1</meta:editing-cycles>
    <meta:generator>LibreOffice/5.3.0.3$MacOSX_X86_64 LibreOffice_project/7074905676c47b82bbcfbea1aeefc84afe1c50e1</meta:generator>
    <meta:document-statistic meta:object-count="5"/>
  </office:meta>
</office:document-meta>
</file>